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2.86cm" fo:min-width="2.252cm" fo:padding-top="0.178cm" fo:padding-bottom="0.178cm" fo:padding-left="0.303cm" fo:padding-right="0.303cm"/>
    </style:style>
    <style:style style:name="gr2" style:family="graphic" style:parent-style-name="standard">
      <style:graphic-properties draw:fill-color="#00cccc" draw:textarea-horizontal-align="justify" draw:textarea-vertical-align="middle" draw:auto-grow-height="false" fo:min-height="3.224cm" fo:min-width="2.683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2.691cm" fo:min-width="2.195cm"/>
    </style:style>
    <style:style style:name="gr4" style:family="graphic" style:parent-style-name="standard">
      <style:graphic-properties draw:fill-color="#009900" draw:textarea-horizontal-align="justify" draw:textarea-vertical-align="middle" draw:auto-grow-height="false" fo:min-height="4.561cm" fo:min-width="3.011cm"/>
    </style:style>
    <style:style style:name="gr5" style:family="graphic" style:parent-style-name="standard">
      <style:graphic-properties draw:textarea-horizontal-align="justify" draw:textarea-vertical-align="middle" draw:auto-grow-height="false" fo:min-height="2.225cm" fo:min-width="2.4cm"/>
    </style:style>
    <style:style style:name="gr6" style:family="graphic" style:parent-style-name="standard">
      <style:graphic-properties draw:fill-color="#cc00cc" draw:textarea-horizontal-align="justify" draw:textarea-vertical-align="middle" draw:auto-grow-height="false" fo:min-height="3.669cm" fo:min-width="3.092cm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3.162cm" fo:min-width="2.358cm"/>
    </style:style>
    <style:style style:name="gr8" style:family="graphic" style:parent-style-name="standard">
      <style:graphic-properties draw:fill-color="#ff66ff" draw:textarea-horizontal-align="justify" draw:textarea-vertical-align="middle" draw:auto-grow-height="false" fo:min-height="4.024cm" fo:min-width="3.418cm"/>
    </style:style>
    <style:style style:name="gr9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9900" draw:marker-start-width="0.359cm" draw:marker-end-width="0.359cm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9900" draw:marker-start-width="0.358cm" draw:marker-end-width="0.358cm" draw:textarea-vertical-align="middle" fo:padding-top="0.177cm" fo:padding-bottom="0.177cm" fo:padding-left="0.302cm" fo:padding-right="0.302cm"/>
    </style:style>
    <style:style style:name="gr12" style:family="graphic" style:parent-style-name="standard">
      <style:graphic-properties svg:stroke-width="0.106cm" svg:stroke-color="#ffff00" draw:marker-start-width="0.359cm" draw:marker-end-width="0.359cm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fill-color="#cc9900" draw:textarea-horizontal-align="justify" draw:textarea-vertical-align="middle" draw:auto-grow-height="false" fo:min-height="3.046cm" fo:min-width="2.521cm"/>
    </style:style>
    <style:style style:name="gr14" style:family="graphic" style:parent-style-name="standard">
      <style:graphic-properties svg:stroke-width="0.106cm" svg:stroke-color="#cc00cc" draw:marker-start-width="0.359cm" draw:marker-end-width="0.359cm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00cccc" draw:marker-start-width="0.359cm" draw:marker-end-width="0.359cm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fill-color="#ffff00" draw:textarea-horizontal-align="justify" draw:textarea-vertical-align="middle" draw:auto-grow-height="false" fo:min-height="3.5cm" fo:min-width="1.95cm"/>
    </style:style>
    <style:style style:name="gr17" style:family="graphic" style:parent-style-name="standard">
      <style:graphic-properties svg:stroke-width="0.106cm" svg:stroke-color="#cc9900" draw:marker-start-width="0.359cm" draw:marker-end-width="0.359cm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svg:stroke-color="#3333ff" draw:fill-color="#ccff00" draw:textarea-horizontal-align="justify" draw:textarea-vertical-align="middle" draw:auto-grow-height="false" fo:min-height="2.512cm" fo:min-width="2.032cm"/>
    </style:style>
    <style:style style:name="gr19" style:family="graphic" style:parent-style-name="standard">
      <style:graphic-properties svg:stroke-width="0.106cm" svg:stroke-color="#ff420e" draw:marker-start-width="0.359cm" draw:marker-end-width="0.359cm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svg:stroke-width="0.081cm" svg:stroke-color="#cc0000" draw:marker-start-width="0.321cm" draw:marker-end-width="0.321cm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svg:stroke-width="0.106cm" svg:stroke-color="#cc0000" draw:marker-start-width="0.359cm" draw:marker-end-width="0.359cm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ff0000" draw:marker-start-width="0.358cm" draw:marker-end-width="0.358cm" draw:textarea-vertical-align="middle" fo:padding-top="0.177cm" fo:padding-bottom="0.177cm" fo:padding-left="0.302cm" fo:padding-right="0.302cm"/>
    </style:style>
    <style:style style:name="gr23" style:family="graphic" style:parent-style-name="standard">
      <style:graphic-properties svg:stroke-width="0.106cm" svg:stroke-color="#ff66ff" draw:marker-start-width="0.359cm" draw:marker-end-width="0.359cm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ccff00" draw:marker-start-width="0.359cm" draw:marker-end-width="0.359cm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111111" draw:marker-start-width="0.359cm" draw:marker-end-width="0.359cm" draw:fill-color="#ffffff" draw:textarea-horizontal-align="justify" draw:textarea-vertical-align="middle" draw:auto-grow-height="false" fo:min-height="2.649cm" fo:min-width="2.688cm" fo:padding-top="0.178cm" fo:padding-bottom="0.178cm" fo:padding-left="0.303cm" fo:padding-right="0.303cm"/>
    </style:style>
    <style:style style:name="gr26" style:family="graphic" style:parent-style-name="standard">
      <style:graphic-properties draw:fill-color="#009900" draw:textarea-horizontal-align="justify" draw:textarea-vertical-align="middle" draw:auto-grow-height="false" fo:min-height="3.136cm" fo:min-width="2.603cm"/>
    </style:style>
    <style:style style:name="gr27" style:family="graphic" style:parent-style-name="standard">
      <style:graphic-properties draw:fill-color="#ff8080" draw:textarea-horizontal-align="justify" draw:textarea-vertical-align="middle" draw:auto-grow-height="false" fo:min-height="3.988cm" fo:min-width="1.938cm"/>
    </style:style>
    <style:style style:name="gr28" style:family="graphic" style:parent-style-name="standard">
      <style:graphic-properties svg:stroke-width="0.106cm" svg:stroke-color="#ff8080" draw:marker-start-width="0.359cm" draw:marker-end-width="0.359cm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draw:fill-color="#ff8080" draw:textarea-horizontal-align="justify" draw:textarea-vertical-align="middle" draw:auto-grow-height="false" fo:min-height="4.26cm" fo:min-width="3.1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cccc"/>
      <style:paragraph-properties fo:text-align="center"/>
    </style:style>
    <style:style style:name="P4" style:family="paragraph">
      <loext:graphic-properties draw:fill-color="#ff950e"/>
      <style:paragraph-properties fo:text-align="center"/>
    </style:style>
    <style:style style:name="P5" style:family="paragraph">
      <loext:graphic-properties draw:fill-color="#009900"/>
      <style:paragraph-properties fo:text-align="center"/>
    </style:style>
    <style:style style:name="P6" style:family="paragraph">
      <loext:graphic-properties draw:fill-color="#cc00cc"/>
      <style:paragraph-properties fo:text-align="center"/>
    </style:style>
    <style:style style:name="P7" style:family="paragraph">
      <loext:graphic-properties draw:fill-color="#ff0000"/>
      <style:paragraph-properties fo:text-align="center"/>
      <style:text-properties fo:color="#ffffff"/>
    </style:style>
    <style:style style:name="P8" style:family="paragraph">
      <loext:graphic-properties draw:fill-color="#ff66ff"/>
      <style:paragraph-properties fo:text-align="center"/>
    </style:style>
    <style:style style:name="P9" style:family="paragraph">
      <loext:graphic-properties draw:fill-color="#cc9900"/>
      <style:paragraph-properties fo:text-align="center"/>
    </style:style>
    <style:style style:name="P10" style:family="paragraph">
      <loext:graphic-properties draw:fill-color="#ffff00"/>
      <style:paragraph-properties fo:text-align="center"/>
    </style:style>
    <style:style style:name="P11" style:family="paragraph">
      <loext:graphic-properties draw:fill-color="#ccff00"/>
      <style:paragraph-properties fo:text-align="center"/>
    </style:style>
    <style:style style:name="P12" style:family="paragraph">
      <loext:graphic-properties draw:fill-color="#ff8080"/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9" draw:id="id9" draw:layer="layout" svg:width="3.166cm" svg:height="3.524cm" svg:x="1.597cm" svg:y="25.576cm">
          <text:p text:style-name="P1">Outils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3.527cm" svg:height="3.818cm" svg:x="13.537cm" svg:y="4.528cm">
          <text:p text:style-name="P1">Labyrinthe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2" draw:id="id12" draw:layer="layout" svg:width="2.985cm" svg:height="3.231cm" svg:x="11.637cm" svg:y="1.2cm">
          <text:p text:style-name="P1">Piege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7" draw:id="id7" draw:layer="layout" svg:width="3.889cm" svg:height="5.189cm" svg:x="0.783cm" svg:y="17.646cm">
          <text:p text:style-name="P1">Multi-joueur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" draw:id="id1" draw:layer="layout" svg:width="3.166cm" svg:height="2.741cm" svg:x="6.572cm" svg:y="13.633cm">
          <text:p text:style-name="P1">Main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3" draw:id="id3" draw:layer="layout" svg:width="3.98cm" svg:height="4.307cm" svg:x="13.718cm" svg:y="21.66cm">
          <text:p text:style-name="P1">Mat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8" draw:id="id8" draw:layer="layout" svg:width="3.166cm" svg:height="3.72cm" svg:x="3.768cm" svg:y="10.108cm">
          <text:p text:style-name="P1"><text:span text:style-name="T1">Deplacer.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0" draw:id="id10" draw:layer="layout" svg:width="4.342cm" svg:height="4.698cm" svg:x="12.7cm" svg:y="15.1cm">
          <text:p text:style-name="P1">Joueur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line-skew="-0.138cm" svg:x1="9.738cm" svg:y1="15.003cm" svg:x2="13.989cm" svg:y2="11.968cm" draw:start-shape="id1" draw:start-glue-point="1" draw:end-shape="id2" draw:end-glue-point="3" svg:d="M9738 15003h1962v-3035h2289" svg:viewBox="0 0 4252 3036">
          <text:p/>
        </draw:connector>
        <draw:connector draw:style-name="gr9" draw:text-style-name="P1" draw:layer="layout" svg:x1="9.738cm" svg:y1="15.003cm" svg:x2="13.718cm" svg:y2="23.813cm" draw:start-shape="id1" draw:start-glue-point="1" draw:end-shape="id3" draw:end-glue-point="3" svg:d="M9738 15003h1991v8810h1989" svg:viewBox="0 0 3981 8811">
          <text:p/>
        </draw:connector>
        <draw:connector draw:style-name="gr9" draw:text-style-name="P1" draw:layer="layout" svg:x1="9.738cm" svg:y1="15.003cm" svg:x2="13.537cm" svg:y2="6.437cm" draw:start-shape="id1" draw:start-glue-point="1" draw:end-shape="id4" draw:end-glue-point="3" svg:d="M9738 15003h1900v-8566h1899" svg:viewBox="0 0 3800 8567">
          <text:p/>
        </draw:connector>
        <draw:connector draw:style-name="gr9" draw:text-style-name="P1" draw:layer="layout" svg:x1="9.738cm" svg:y1="15.003cm" svg:x2="6.662cm" svg:y2="23.275cm" draw:start-shape="id1" draw:start-glue-point="1" draw:end-shape="id5" draw:end-glue-point="3" svg:d="M9738 15003h502v3818h-4079v4454h501" svg:viewBox="0 0 4080 8273">
          <text:p/>
        </draw:connector>
        <draw:connector draw:style-name="gr9" draw:text-style-name="P1" draw:layer="layout" draw:line-skew="0cm 8.118cm" svg:x1="9.738cm" svg:y1="15.003cm" svg:x2="2.682cm" svg:y2="1.983cm" draw:start-shape="id1" draw:start-glue-point="1" draw:end-shape="id6" draw:end-glue-point="0" svg:d="M9738 15003h502v-5403h-7558v-7617" svg:viewBox="0 0 7559 13021">
          <text:p/>
        </draw:connector>
        <draw:connector draw:style-name="gr9" draw:text-style-name="P1" draw:layer="layout" svg:x1="9.738cm" svg:y1="15.003cm" svg:x2="2.682cm" svg:y2="5.703cm" draw:start-shape="id1" draw:start-glue-point="1" draw:end-shape="id6" draw:end-glue-point="2" svg:d="M9738 15003h502v-5335h-7558v-3965" svg:viewBox="0 0 7559 9301">
          <text:p/>
        </draw:connector>
        <draw:connector draw:style-name="gr9" draw:text-style-name="P1" draw:layer="layout" svg:x1="9.738cm" svg:y1="15.003cm" svg:x2="2.727cm" svg:y2="17.646cm" draw:start-shape="id1" draw:start-glue-point="1" draw:end-shape="id7" draw:end-glue-point="0" svg:d="M9738 15003h502v2007h-7513v636" svg:viewBox="0 0 7514 2644">
          <text:p/>
        </draw:connector>
        <draw:connector draw:style-name="gr10" draw:text-style-name="P1" draw:layer="layout" svg:x1="4.401cm" svg:y1="3.843cm" svg:x2="3.768cm" svg:y2="11.968cm" draw:start-shape="id6" draw:start-glue-point="1" draw:end-shape="id8" draw:end-glue-point="3" svg:d="M4401 3843h501v4063h-1635v4062h501" svg:viewBox="0 0 1636 8126">
          <text:p/>
        </draw:connector>
        <draw:connector draw:style-name="gr11" draw:text-style-name="P1" draw:layer="layout" svg:x1="4.672cm" svg:y1="20.24cm" svg:x2="3.768cm" svg:y2="11.968cm" draw:start-shape="id7" draw:start-glue-point="1" draw:end-shape="id8" draw:end-glue-point="3" svg:d="M4672 20240h501v-4503h-1906v-3769h501" svg:viewBox="0 0 1907 8273">
          <text:p/>
        </draw:connector>
        <draw:connector draw:style-name="gr12" draw:text-style-name="P1" draw:layer="layout" svg:x1="9.376cm" svg:y1="23.275cm" svg:x2="4.763cm" svg:y2="27.338cm" draw:start-shape="id5" draw:start-glue-point="1" draw:end-shape="id9" draw:end-glue-point="1" svg:d="M9376 23275h502v4063h-5115" svg:viewBox="0 0 5116 4064">
          <text:p/>
        </draw:connector>
        <draw:connector draw:style-name="gr12" draw:text-style-name="P1" draw:layer="layout" draw:line-skew="1.533cm" svg:x1="9.376cm" svg:y1="23.275cm" svg:x2="12.7cm" svg:y2="17.449cm" draw:start-shape="id5" draw:start-glue-point="1" draw:end-shape="id10" draw:end-glue-point="3" svg:d="M9376 23275h3196v-5826h128" svg:viewBox="0 0 3325 5827">
          <text:p/>
        </draw:connector>
        <draw:connector draw:style-name="gr12" draw:text-style-name="P1" draw:layer="layout" svg:x1="9.376cm" svg:y1="23.275cm" svg:x2="13.718cm" svg:y2="23.813cm" draw:start-shape="id5" draw:start-glue-point="1" draw:end-shape="id3" draw:end-glue-point="3" svg:d="M9376 23275h2172v538h2170" svg:viewBox="0 0 4343 539">
          <text:p/>
        </draw:connector>
        <draw:connector draw:style-name="gr10" draw:text-style-name="P1" draw:layer="layout" svg:x1="4.401cm" svg:y1="3.843cm" svg:x2="6.572cm" svg:y2="5.752cm" draw:start-shape="id6" draw:start-glue-point="1" draw:end-shape="id11" draw:end-glue-point="3" svg:d="M4401 3843h1086v1909h1085" svg:viewBox="0 0 2172 1910">
          <text:p/>
        </draw:connector>
        <draw:connector draw:style-name="gr10" draw:text-style-name="P1" draw:layer="layout" svg:x1="4.401cm" svg:y1="3.843cm" svg:x2="11.637cm" svg:y2="2.815cm" draw:start-shape="id6" draw:end-shape="id12" draw:end-glue-point="3" svg:d="M4401 3843h3618v-1028h3618" svg:viewBox="0 0 7237 1029">
          <text:p/>
        </draw:connector>
        <draw:custom-shape draw:style-name="gr13" draw:text-style-name="P9" xml:id="id13" draw:id="id13" draw:layer="layout" svg:width="3.347cm" svg:height="3.622cm" svg:x="10.371cm" svg:y="24.891cm">
          <text:p text:style-name="P1">Nourri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line-skew="3.328cm -0.661cm" svg:x1="15.708cm" svg:y1="21.66cm" svg:x2="17.607cm" svg:y2="11.968cm" draw:start-shape="id3" draw:start-glue-point="0" draw:end-shape="id2" draw:end-glue-point="1" svg:d="M15708 21660v-660h1792v-9032h107" svg:viewBox="0 0 1900 9693">
          <text:p/>
        </draw:connector>
        <draw:connector draw:style-name="gr15" draw:text-style-name="P1" draw:layer="layout" svg:x1="17.064cm" svg:y1="6.437cm" svg:x2="15.798cm" svg:y2="10.304cm" draw:start-shape="id4" draw:start-glue-point="1" draw:end-shape="id2" draw:end-glue-point="0" svg:d="M17064 6437h501v2862h-1767v1005" svg:viewBox="0 0 1768 3868">
          <text:p/>
        </draw:connector>
        <draw:connector draw:style-name="gr10" draw:text-style-name="P1" draw:layer="layout" svg:x1="4.672cm" svg:y1="20.24cm" svg:x2="10.371cm" svg:y2="26.702cm" draw:start-shape="id7" draw:start-glue-point="1" draw:end-shape="id13" draw:end-glue-point="3" svg:d="M4672 20240h2849v6462h2850" svg:viewBox="0 0 5700 6463">
          <text:p/>
        </draw:connector>
        <draw:custom-shape draw:style-name="gr16" draw:text-style-name="P10" xml:id="id5" draw:id="id5" draw:layer="layout" svg:width="2.714cm" svg:height="4.014cm" svg:x="6.662cm" svg:y="21.268cm">
          <text:p text:style-name="P1">Event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line-skew="0.639cm" svg:x1="13.718cm" svg:y1="26.702cm" svg:x2="17.607cm" svg:y2="11.968cm" draw:start-shape="id13" draw:start-glue-point="1" draw:end-shape="id2" draw:end-glue-point="1" svg:d="M13718 26702h5082v-14734h-1193" svg:viewBox="0 0 5083 14735">
          <text:p/>
        </draw:connector>
        <draw:connector draw:style-name="gr10" draw:text-style-name="P1" draw:layer="layout" svg:x1="4.672cm" svg:y1="20.24cm" svg:x2="12.7cm" svg:y2="17.449cm" draw:start-shape="id7" draw:start-glue-point="1" draw:end-shape="id10" draw:end-glue-point="3" svg:d="M4672 20240h4014v-2791h4014" svg:viewBox="0 0 8029 2792">
          <text:p/>
        </draw:connector>
        <draw:custom-shape draw:style-name="gr18" draw:text-style-name="P11" xml:id="id11" draw:id="id11" draw:layer="layout" svg:width="2.804cm" svg:height="3.034cm" svg:x="6.572cm" svg:y="4.235cm">
          <text:p text:style-name="P1">Canard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9.738cm" svg:y1="15.003cm" svg:x2="9.376cm" svg:y2="5.752cm" draw:start-shape="id1" draw:start-glue-point="1" draw:end-shape="id11" draw:end-glue-point="1" svg:d="M9738 15003h502v-9251h-864" svg:viewBox="0 0 865 9252">
          <text:p/>
        </draw:connector>
        <draw:connector draw:style-name="gr19" draw:text-style-name="P1" draw:layer="layout" svg:x1="13.129cm" svg:y1="4.431cm" svg:x2="13.989cm" svg:y2="11.968cm" draw:start-shape="id12" draw:start-glue-point="2" draw:end-shape="id2" draw:end-glue-point="3" svg:d="M13129 4431v7537h860" svg:viewBox="0 0 861 7538">
          <text:p/>
        </draw:connector>
        <draw:connector draw:style-name="gr17" draw:text-style-name="P1" draw:layer="layout" draw:line-skew="0.6cm" svg:x1="13.718cm" svg:y1="26.702cm" svg:x2="17.698cm" svg:y2="23.813cm" draw:start-shape="id13" draw:start-glue-point="1" draw:end-shape="id3" draw:end-glue-point="1" svg:d="M13718 26702h5082v-2889h-1102" svg:viewBox="0 0 5083 2890">
          <text:p/>
        </draw:connector>
        <draw:connector draw:style-name="gr17" draw:text-style-name="P1" draw:layer="layout" svg:x1="12.044cm" svg:y1="28.513cm" svg:x2="4.763cm" svg:y2="27.338cm" draw:start-shape="id13" draw:start-glue-point="2" draw:end-shape="id9" draw:end-glue-point="1" svg:d="M12044 28513v502h-4451v-1677h-2830" svg:viewBox="0 0 7282 1678">
          <text:p/>
        </draw:connector>
        <draw:connector draw:style-name="gr20" draw:text-style-name="P1" draw:layer="layout" draw:line-skew="-0.407cm 0.264cm" svg:x1="5.351cm" svg:y1="10.108cm" svg:x2="13.989cm" svg:y2="11.968cm" draw:start-shape="id8" draw:start-glue-point="0" draw:end-shape="id2" draw:end-glue-point="3" svg:d="M5351 10108v-908h5349v2768h3289" svg:viewBox="0 0 8639 2769">
          <text:p/>
        </draw:connector>
        <draw:connector draw:style-name="gr21" draw:text-style-name="P1" draw:layer="layout" draw:line-skew="-0.307cm 0.373cm" svg:x1="5.351cm" svg:y1="10.108cm" svg:x2="13.718cm" svg:y2="23.813cm" draw:start-shape="id8" draw:start-glue-point="0" draw:end-shape="id3" draw:end-glue-point="3" svg:d="M5351 10108v-808h5349v14513h3018" svg:viewBox="0 0 8368 14514">
          <text:p/>
        </draw:connector>
        <draw:connector draw:style-name="gr22" draw:text-style-name="P1" draw:layer="layout" svg:x1="5.351cm" svg:y1="10.108cm" svg:x2="15.3cm" svg:y2="8.346cm" draw:start-shape="id8" draw:start-glue-point="0" draw:end-shape="id4" svg:d="M5351 10108v-880h9949v-882" svg:viewBox="0 0 9950 1763">
          <text:p/>
        </draw:connector>
        <draw:connector draw:style-name="gr23" draw:text-style-name="P1" draw:layer="layout" svg:x1="14.871cm" svg:y1="19.798cm" svg:x2="8.019cm" svg:y2="21.268cm" draw:start-shape="id10" draw:start-glue-point="2" draw:end-shape="id5" draw:end-glue-point="0" svg:d="M14871 19798v736h-6852v734" svg:viewBox="0 0 6853 1471">
          <text:p/>
        </draw:connector>
        <draw:connector draw:style-name="gr15" draw:text-style-name="P1" draw:layer="layout" svg:x1="17.064cm" svg:y1="6.437cm" svg:x2="17.698cm" svg:y2="23.813cm" draw:start-shape="id4" draw:start-glue-point="1" draw:end-shape="id3" draw:end-glue-point="1" svg:d="M17064 6437h1136v17376h-502" svg:viewBox="0 0 1137 17377">
          <text:p/>
        </draw:connector>
        <draw:connector draw:style-name="gr24" draw:text-style-name="P1" draw:layer="layout" draw:line-skew="-0.886cm" svg:x1="7.974cm" svg:y1="7.269cm" svg:x2="15.798cm" svg:y2="13.633cm" draw:start-shape="id11" draw:start-glue-point="2" draw:end-shape="id2" draw:end-glue-point="2" svg:d="M7974 7269v6031h7824v333" svg:viewBox="0 0 7825 6365">
          <text:p/>
        </draw:connector>
        <draw:custom-shape draw:style-name="gr25" draw:text-style-name="P2" xml:id="id2" draw:id="id2" draw:layer="layout" svg:width="3.618cm" svg:height="3.329cm" svg:x="13.989cm" svg:y="10.304cm">
          <text:p text:style-name="P1">Struct.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xml:id="id6" draw:id="id6" draw:layer="layout" svg:width="3.437cm" svg:height="3.72cm" svg:x="0.964cm" svg:y="1.983cm">
          <text:p text:style-name="P1">jeu_solo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2" xml:id="id14" draw:id="id14" draw:layer="layout" svg:width="2.7cm" svg:height="4.5cm" svg:x="19.1cm" svg:y="15.2cm">
          <text:p text:style-name="P1">Reprod-</text:p>
          <text:p text:style-name="P1">uction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layout" svg:x1="20.45cm" svg:y1="15.2cm" svg:x2="17.607cm" svg:y2="11.968cm" draw:start-shape="id14" draw:start-glue-point="0" draw:end-shape="id2" draw:end-glue-point="1" svg:d="M20450 15200v-3232h-2843" svg:viewBox="0 0 2844 3233">
          <text:p/>
        </draw:connector>
        <draw:connector draw:style-name="gr28" draw:text-style-name="P1" draw:layer="layout" svg:x1="17.042cm" svg:y1="17.449cm" svg:x2="19.1cm" svg:y2="17.45cm" draw:start-shape="id10" draw:start-glue-point="1" draw:end-shape="id14" draw:end-glue-point="3" svg:d="M17042 17449h1030v1h1028" svg:viewBox="0 0 2059 2">
          <text:p/>
        </draw:connector>
        <draw:connector draw:style-name="gr28" draw:text-style-name="P1" draw:layer="layout" draw:line-skew="1.232cm" svg:x1="15.708cm" svg:y1="25.967cm" svg:x2="20.45cm" svg:y2="19.7cm" draw:start-shape="id3" draw:start-glue-point="2" draw:end-shape="id14" svg:d="M15708 25967v1733h4742v-8000" svg:viewBox="0 0 4743 8001">
          <text:p/>
        </draw:connector>
      </draw:page>
      <draw:page draw:name="page2" draw:style-name="dp1" draw:master-page-name="Standard">
        <draw:custom-shape draw:style-name="gr1" draw:text-style-name="P2" xml:id="id23" draw:id="id23" draw:layer="layout" svg:width="3.166cm" svg:height="3.524cm" svg:x="10.634cm" svg:y="25.8cm">
          <text:p text:style-name="P1">Outils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8" draw:id="id18" draw:layer="layout" svg:width="3.527cm" svg:height="3.818cm" svg:x="7.173cm" svg:y="12.3cm">
          <text:p text:style-name="P1">Labyrinthe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6" draw:id="id26" draw:layer="layout" svg:width="2.985cm" svg:height="3.231cm" svg:x="6.715cm" svg:y="5.9cm">
          <text:p text:style-name="P1">Piege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1" draw:id="id21" draw:layer="layout" svg:width="3.889cm" svg:height="5.189cm" svg:x="0.211cm" svg:y="7.811cm">
          <text:p text:style-name="P1">Multi-joueur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5" draw:id="id15" draw:layer="layout" svg:width="3.166cm" svg:height="2.741cm" svg:x="1.634cm" svg:y="25.959cm">
          <text:p text:style-name="P1">Main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17" draw:id="id17" draw:layer="layout" svg:width="3.98cm" svg:height="4.307cm" svg:x="16.62cm" svg:y="14.4cm">
          <text:p text:style-name="P1">Mat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22" draw:id="id22" draw:layer="layout" svg:width="3.166cm" svg:height="3.72cm" svg:x="9.4cm" svg:y="0.88cm">
          <text:p text:style-name="P1"><text:span text:style-name="T1">Deplacer.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24" draw:id="id24" draw:layer="layout" svg:width="4.342cm" svg:height="4.698cm" svg:x="15.6cm" svg:y="8.6cm">
          <text:p text:style-name="P1">Joueur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4.8cm" svg:y1="27.329cm" svg:x2="13.309cm" svg:y2="9.5cm" draw:start-shape="id15" draw:start-glue-point="1" draw:end-shape="id16" draw:end-glue-point="2" svg:d="M4800 27329h8509v-17829" svg:viewBox="0 0 8510 17830">
          <text:p/>
        </draw:connector>
        <draw:connector draw:style-name="gr9" draw:text-style-name="P1" draw:layer="layout" svg:x1="4.8cm" svg:y1="27.329cm" svg:x2="18.61cm" svg:y2="18.707cm" draw:start-shape="id15" draw:start-glue-point="1" draw:end-shape="id17" draw:end-glue-point="2" svg:d="M4800 27329h13810v-8622" svg:viewBox="0 0 13811 8623">
          <text:p/>
        </draw:connector>
        <draw:connector draw:style-name="gr9" draw:text-style-name="P1" draw:layer="layout" svg:x1="4.8cm" svg:y1="27.329cm" svg:x2="7.173cm" svg:y2="14.209cm" draw:start-shape="id15" draw:start-glue-point="1" draw:end-shape="id18" draw:end-glue-point="3" svg:d="M4800 27329h1187v-13120h1186" svg:viewBox="0 0 2374 13121">
          <text:p/>
        </draw:connector>
        <draw:connector draw:style-name="gr9" draw:text-style-name="P1" draw:layer="layout" svg:x1="4.8cm" svg:y1="27.329cm" svg:x2="11.686cm" svg:y2="17.693cm" draw:start-shape="id15" draw:start-glue-point="1" draw:end-shape="id19" draw:end-glue-point="3" svg:d="M4800 27329h3444v-9636h3442" svg:viewBox="0 0 6887 9637">
          <text:p/>
        </draw:connector>
        <draw:connector draw:style-name="gr9" draw:text-style-name="P1" draw:layer="layout" draw:line-skew="0cm -3.73cm" svg:x1="4.8cm" svg:y1="27.329cm" svg:x2="3.818cm" svg:y2="4.6cm" draw:start-shape="id15" draw:start-glue-point="1" draw:end-shape="id20" draw:end-glue-point="2" svg:d="M4800 27329h502v-15779h-1484v-6950" svg:viewBox="0 0 1485 22730">
          <text:p/>
        </draw:connector>
        <draw:connector draw:style-name="gr9" draw:text-style-name="P1" draw:layer="layout" draw:line-skew="0cm 0.091cm" svg:x1="4.8cm" svg:y1="27.329cm" svg:x2="2.155cm" svg:y2="7.811cm" draw:start-shape="id15" draw:start-glue-point="1" draw:end-shape="id21" draw:end-glue-point="0" svg:d="M4800 27329h502v-19929h-3147v411" svg:viewBox="0 0 3148 19930">
          <text:p/>
        </draw:connector>
        <draw:connector draw:style-name="gr10" draw:text-style-name="P1" draw:layer="layout" svg:x1="5.537cm" svg:y1="2.74cm" svg:x2="9.4cm" svg:y2="2.74cm" draw:start-shape="id20" draw:start-glue-point="1" draw:end-shape="id22" draw:end-glue-point="3" svg:d="M5537 2740h3863" svg:viewBox="0 0 3864 1">
          <text:p/>
        </draw:connector>
        <draw:connector draw:style-name="gr12" draw:text-style-name="P1" draw:layer="layout" svg:x1="14.4cm" svg:y1="17.693cm" svg:x2="13.8cm" svg:y2="27.562cm" draw:start-shape="id19" draw:start-glue-point="1" draw:end-shape="id23" svg:d="M14400 17693h502v9869h-1102" svg:viewBox="0 0 1103 9870">
          <text:p/>
        </draw:connector>
        <draw:connector draw:style-name="gr12" draw:text-style-name="P1" draw:layer="layout" draw:line-skew="-0.444cm" svg:x1="14.4cm" svg:y1="17.693cm" svg:x2="19.942cm" svg:y2="10.949cm" draw:start-shape="id19" draw:start-glue-point="1" draw:end-shape="id24" draw:end-glue-point="1" svg:d="M14400 17693h5600v-6744h-58" svg:viewBox="0 0 5601 6745">
          <text:p/>
        </draw:connector>
        <draw:connector draw:style-name="gr12" draw:text-style-name="P1" draw:layer="layout" svg:x1="14.4cm" svg:y1="17.693cm" svg:x2="18.61cm" svg:y2="18.707cm" draw:start-shape="id19" draw:start-glue-point="1" draw:end-shape="id17" draw:end-glue-point="2" svg:d="M14400 17693h1111v1515h3099v-501" svg:viewBox="0 0 4211 1516">
          <text:p/>
        </draw:connector>
        <draw:connector draw:style-name="gr10" draw:text-style-name="P1" draw:layer="layout" draw:line-skew="0cm 0cm 5.905cm" svg:x1="5.537cm" svg:y1="2.74cm" svg:x2="0.7cm" svg:y2="16.217cm" draw:start-shape="id20" draw:start-glue-point="1" draw:end-shape="id25" draw:end-glue-point="3" svg:d="M5537 2740h501v6911h66v6566h-5404" svg:viewBox="0 0 5405 13478">
          <text:p/>
        </draw:connector>
        <draw:connector draw:style-name="gr10" draw:text-style-name="P1" draw:layer="layout" svg:x1="5.537cm" svg:y1="2.74cm" svg:x2="6.715cm" svg:y2="7.515cm" draw:start-shape="id20" draw:end-shape="id26" draw:end-glue-point="3" svg:d="M5537 2740h589v4775h589" svg:viewBox="0 0 1179 4776">
          <text:p/>
        </draw:connector>
        <draw:custom-shape draw:style-name="gr13" draw:text-style-name="P9" xml:id="id27" draw:id="id27" draw:layer="layout" svg:width="3.347cm" svg:height="3.622cm" svg:x="8.153cm" svg:y="20.7cm">
          <text:p text:style-name="P1">Nourri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line-skew="3.363cm" svg:x1="18.61cm" svg:y1="14.4cm" svg:x2="13.309cm" svg:y2="9.5cm" draw:start-shape="id17" draw:start-glue-point="0" draw:end-shape="id16" draw:end-glue-point="2" svg:d="M18610 14400v939h-5301v-5839" svg:viewBox="0 0 5302 5840">
          <text:p/>
        </draw:connector>
        <draw:connector draw:style-name="gr15" draw:text-style-name="P1" draw:layer="layout" svg:x1="10.7cm" svg:y1="14.209cm" svg:x2="13.309cm" svg:y2="9.5cm" draw:start-shape="id18" draw:start-glue-point="1" draw:end-shape="id16" draw:end-glue-point="2" svg:d="M10700 14209h2609v-4709" svg:viewBox="0 0 2610 4710">
          <text:p/>
        </draw:connector>
        <draw:connector draw:style-name="gr10" draw:text-style-name="P1" draw:layer="layout" svg:x1="4.1cm" svg:y1="10.405cm" svg:x2="8.153cm" svg:y2="22.511cm" draw:start-shape="id21" draw:start-glue-point="1" draw:end-shape="id27" draw:end-glue-point="3" svg:d="M4100 10405h2026v12106h2027" svg:viewBox="0 0 4054 12107">
          <text:p/>
        </draw:connector>
        <draw:custom-shape draw:style-name="gr16" draw:text-style-name="P10" xml:id="id19" draw:id="id19" draw:layer="layout" svg:width="2.714cm" svg:height="4.014cm" svg:x="11.686cm" svg:y="15.686cm">
          <text:p text:style-name="P1">Event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svg:x1="11.5cm" svg:y1="22.511cm" svg:x2="13.309cm" svg:y2="9.5cm" draw:start-shape="id27" draw:start-glue-point="1" draw:end-shape="id16" draw:end-glue-point="2" svg:d="M11500 22511h1809v-13011" svg:viewBox="0 0 1810 13012">
          <text:p/>
        </draw:connector>
        <draw:connector draw:style-name="gr10" draw:text-style-name="P1" draw:layer="layout" svg:x1="4.1cm" svg:y1="10.405cm" svg:x2="15.6cm" svg:y2="10.949cm" draw:start-shape="id21" draw:start-glue-point="1" draw:end-shape="id24" draw:end-glue-point="3" svg:d="M4100 10405h5750v544h5750" svg:viewBox="0 0 11501 545">
          <text:p/>
        </draw:connector>
        <draw:custom-shape draw:style-name="gr18" draw:text-style-name="P11" xml:id="id25" draw:id="id25" draw:layer="layout" svg:width="2.804cm" svg:height="3.034cm" svg:x="0.7cm" svg:y="14.7cm">
          <text:p text:style-name="P1">Canard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4.8cm" svg:y1="27.329cm" svg:x2="3.504cm" svg:y2="16.217cm" draw:start-shape="id15" draw:start-glue-point="1" draw:end-shape="id25" draw:end-glue-point="1" svg:d="M4800 27329h502v-11112h-1798" svg:viewBox="0 0 1799 11113">
          <text:p/>
        </draw:connector>
        <draw:connector draw:style-name="gr19" draw:text-style-name="P1" draw:layer="layout" svg:x1="9.7cm" svg:y1="7.515cm" svg:x2="11.5cm" svg:y2="7.835cm" draw:start-shape="id26" draw:start-glue-point="1" draw:end-shape="id16" draw:end-glue-point="3" svg:d="M9700 7515h874v320h926" svg:viewBox="0 0 1801 321">
          <text:p/>
        </draw:connector>
        <draw:connector draw:style-name="gr17" draw:text-style-name="P1" draw:layer="layout" draw:line-skew="0.6cm" svg:x1="11.5cm" svg:y1="22.511cm" svg:x2="20.6cm" svg:y2="16.553cm" draw:start-shape="id27" draw:start-glue-point="1" draw:end-shape="id17" draw:end-glue-point="1" svg:d="M11500 22511h10202v-5958h-1102" svg:viewBox="0 0 10203 5959">
          <text:p/>
        </draw:connector>
        <draw:connector draw:style-name="gr17" draw:text-style-name="P1" draw:layer="layout" svg:x1="9.826cm" svg:y1="24.322cm" svg:x2="13.8cm" svg:y2="27.562cm" draw:start-shape="id27" draw:start-glue-point="2" draw:end-shape="id23" draw:end-glue-point="1" svg:d="M9826 24322v714h4528v2526h-554" svg:viewBox="0 0 4529 3241">
          <text:p/>
        </draw:connector>
        <draw:connector draw:style-name="gr20" draw:text-style-name="P1" draw:layer="layout" svg:x1="12.566cm" svg:y1="2.74cm" svg:x2="13.309cm" svg:y2="6.171cm" draw:start-shape="id22" draw:start-glue-point="1" draw:end-shape="id16" draw:end-glue-point="0" svg:d="M12566 2740h743v3431" svg:viewBox="0 0 744 3432">
          <text:p/>
        </draw:connector>
        <draw:connector draw:style-name="gr21" draw:text-style-name="P1" draw:layer="layout" svg:x1="10.983cm" svg:y1="4.6cm" svg:x2="16.62cm" svg:y2="16.553cm" draw:start-shape="id22" draw:start-glue-point="2" draw:end-shape="id17" draw:end-glue-point="3" svg:d="M10983 4600v11953h5637" svg:viewBox="0 0 5638 11954">
          <text:p/>
        </draw:connector>
        <draw:connector draw:style-name="gr22" draw:text-style-name="P1" draw:layer="layout" draw:line-skew="2.849cm" svg:x1="10.983cm" svg:y1="4.6cm" svg:x2="8.936cm" svg:y2="12.3cm" draw:start-shape="id22" draw:start-glue-point="2" draw:end-shape="id18" svg:d="M10983 4600v6700h-2047v1000" svg:viewBox="0 0 2048 7701">
          <text:p/>
        </draw:connector>
        <draw:connector draw:style-name="gr23" draw:text-style-name="P1" draw:layer="layout" svg:x1="17.771cm" svg:y1="13.298cm" svg:x2="13.043cm" svg:y2="15.686cm" draw:start-shape="id24" draw:start-glue-point="2" draw:end-shape="id19" draw:end-glue-point="0" svg:d="M17771 13298v1195h-4728v1193" svg:viewBox="0 0 4729 2389">
          <text:p/>
        </draw:connector>
        <draw:connector draw:style-name="gr15" draw:text-style-name="P1" draw:layer="layout" svg:x1="8.936cm" svg:y1="16.118cm" svg:x2="20.6cm" svg:y2="16.553cm" draw:start-shape="id18" draw:start-glue-point="2" draw:end-shape="id17" draw:end-glue-point="1" svg:d="M8936 16118v3090h12166v-2655h-502" svg:viewBox="0 0 12167 3091">
          <text:p/>
        </draw:connector>
        <draw:connector draw:style-name="gr24" draw:text-style-name="P1" draw:layer="layout" draw:line-skew="-0.886cm" svg:x1="2.102cm" svg:y1="17.734cm" svg:x2="13.309cm" svg:y2="9.5cm" draw:start-shape="id25" draw:start-glue-point="2" draw:end-shape="id16" draw:end-glue-point="2" svg:d="M2102 17734v-384h11207v-7850" svg:viewBox="0 0 11208 8235">
          <text:p/>
        </draw:connector>
        <draw:custom-shape draw:style-name="gr25" draw:text-style-name="P2" xml:id="id16" draw:id="id16" draw:layer="layout" svg:width="3.618cm" svg:height="3.329cm" svg:x="11.5cm" svg:y="6.171cm">
          <text:p text:style-name="P1">Struct.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xml:id="id20" draw:id="id20" draw:layer="layout" svg:width="3.437cm" svg:height="3.72cm" svg:x="2.1cm" svg:y="0.88cm">
          <text:p text:style-name="P1">jeu_solo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xml:id="id28" draw:id="id28" draw:layer="layout" svg:width="4cm" svg:height="4.9cm" svg:x="16cm" svg:y="2.1cm">
          <text:p text:style-name="P1">Reprod-</text:p>
          <text:p text:style-name="P1">uction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layout" draw:line-skew="4.753cm -2.353cm" svg:x1="16cm" svg:y1="4.55cm" svg:x2="15.118cm" svg:y2="7.835cm" draw:start-shape="id28" draw:start-glue-point="3" draw:end-shape="id16" draw:end-glue-point="1" svg:d="M16000 4550h-300v3150h-28v135h-554" svg:viewBox="0 0 883 3286">
          <text:p/>
        </draw:connector>
        <draw:connector draw:style-name="gr28" draw:text-style-name="P1" draw:layer="layout" svg:x1="17.771cm" svg:y1="8.6cm" svg:x2="18cm" svg:y2="7cm" draw:start-shape="id24" draw:start-glue-point="0" draw:end-shape="id28" draw:end-glue-point="2" svg:d="M17771 8600v-799h229v-801" svg:viewBox="0 0 230 1601">
          <text:p/>
        </draw:connector>
        <draw:connector draw:style-name="gr28" draw:text-style-name="P1" draw:layer="layout" svg:x1="20.6cm" svg:y1="16.553cm" svg:x2="20cm" svg:y2="4.55cm" draw:start-shape="id17" draw:start-glue-point="1" draw:end-shape="id28" svg:d="M20600 16553h502v-12003h-1102" svg:viewBox="0 0 1103 12004">
          <text:p/>
        </draw:connector>
        <draw:connector draw:style-name="gr20" draw:text-style-name="P1" draw:layer="layout" draw:line-skew="0cm 0.301cm" svg:x1="12.566cm" svg:y1="2.74cm" svg:x2="18cm" svg:y2="2.1cm" draw:start-shape="id22" draw:start-glue-point="1" draw:end-shape="id28" draw:end-glue-point="0" svg:d="M12566 2740h1718v-840h3716v200" svg:viewBox="0 0 5435 8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7:57:10.413000000</meta:creation-date>
    <dc:date>2018-03-25T21:02:27.160000000</dc:date>
    <meta:editing-duration>PT28M59S</meta:editing-duration>
    <meta:editing-cycles>8</meta:editing-cycles>
    <meta:generator>LibreOffice/5.1.1.3$Windows_x86 LibreOffice_project/89f508ef3ecebd2cfb8e1def0f0ba9a803b88a6d</meta:generator>
    <meta:document-statistic meta:object-count="91"/>
  </office:meta>
</office:document-meta>
</file>